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808080"/>
      <style:text-properties fo:color="#800000"/>
    </style:style>
    <style:style style:name="ce5" style:family="table-cell" style:parent-style-name="Default">
      <style:table-cell-properties fo:background-color="#dddddd"/>
      <style:text-properties fo:color="#800000"/>
    </style:style>
  </office:automatic-styles>
  <office:body>
    <office:spreadsheet>
      <table:calculation-settings>
        <table:iteration table:status="enable" table:steps="500"/>
      </table:calculation-settings>
      <table:table table:name="Openness_RFSE_MIX_W1G_KI04_2016_10_2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972194415" calcext:value-type="float">
            <text:p>0.60972194415</text:p>
          </table:table-cell>
          <table:table-cell office:value-type="float" office:value="0.512908582944" calcext:value-type="float">
            <text:p>0.512908582944</text:p>
          </table:table-cell>
          <table:table-cell office:value-type="float" office:value="0.400646" calcext:value-type="float">
            <text:p>0.400646</text:p>
          </table:table-cell>
          <table:table-cell office:value-type="float" office:value="0.587541813159" calcext:value-type="float">
            <text:p>0.587541813159</text:p>
          </table:table-cell>
          <table:table-cell office:value-type="float" office:value="0.557140770389" calcext:value-type="float">
            <text:p>0.5571407703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4301485773" calcext:value-type="float">
            <text:p>0.654301485773</text:p>
          </table:table-cell>
          <table:table-cell office:value-type="float" office:value="0.489259004884" calcext:value-type="float">
            <text:p>0.489259004884</text:p>
          </table:table-cell>
          <table:table-cell office:value-type="float" office:value="0.348079" calcext:value-type="float">
            <text:p>0.348079</text:p>
          </table:table-cell>
          <table:table-cell office:value-type="float" office:value="0.612948140891" calcext:value-type="float">
            <text:p>0.612948140891</text:p>
          </table:table-cell>
          <table:table-cell office:value-type="float" office:value="0.559870503465" calcext:value-type="float">
            <text:p>0.55987050346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0223404634" calcext:value-type="float">
            <text:p>0.70223404634</text:p>
          </table:table-cell>
          <table:table-cell office:value-type="float" office:value="0.46478623589" calcext:value-type="float">
            <text:p>0.46478623589</text:p>
          </table:table-cell>
          <table:table-cell office:value-type="float" office:value="0.343444" calcext:value-type="float">
            <text:p>0.343444</text:p>
          </table:table-cell>
          <table:table-cell office:value-type="float" office:value="0.637134762952" calcext:value-type="float">
            <text:p>0.637134762952</text:p>
          </table:table-cell>
          <table:table-cell office:value-type="float" office:value="0.559353978816" calcext:value-type="float">
            <text:p>0.5593539788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96816346018" calcext:value-type="float">
            <text:p>0.696816346018</text:p>
          </table:table-cell>
          <table:table-cell office:value-type="float" office:value="0.455419705738" calcext:value-type="float">
            <text:p>0.455419705738</text:p>
          </table:table-cell>
          <table:table-cell office:value-type="float" office:value="0.339298" calcext:value-type="float">
            <text:p>0.339298</text:p>
          </table:table-cell>
          <table:table-cell office:value-type="float" office:value="0.630026809595" calcext:value-type="float">
            <text:p>0.630026809595</text:p>
          </table:table-cell>
          <table:table-cell office:value-type="float" office:value="0.55083139392" calcext:value-type="float">
            <text:p>0.55083139392</text:p>
          </table:table-cell>
        </table:table-row>
        <table:table-row table:style-name="ro1">
          <table:table-cell table:number-columns-repeated="6"/>
          <table:table-cell table:style-name="ce2" table:formula="of:=AVERAGE([.G1:.G4])" office:value-type="float" office:value="0.66576845557025" calcext:value-type="float">
            <text:p>0.66576845557025</text:p>
          </table:table-cell>
          <table:table-cell table:style-name="ce2" table:formula="of:=AVERAGE([.H1:.H4])" office:value-type="float" office:value="0.480593382364" calcext:value-type="float">
            <text:p>0.480593382364</text:p>
          </table:table-cell>
          <table:table-cell table:style-name="ce2" table:formula="of:=AVERAGE([.I1:.I4])" office:value-type="float" office:value="0.35786675" calcext:value-type="float">
            <text:p>0.35786675</text:p>
          </table:table-cell>
          <table:table-cell table:style-name="ce2" table:formula="of:=AVERAGE([.J1:.J4])" office:value-type="float" office:value="0.61691288164925" calcext:value-type="float">
            <text:p>0.61691288164925</text:p>
          </table:table-cell>
          <table:table-cell table:style-name="ce2" table:formula="of:=AVERAGE([.K1:.K4])" office:value-type="float" office:value="0.5567991616475" calcext:value-type="float">
            <text:p>0.5567991616475</text:p>
          </table:table-cell>
        </table:table-row>
        <table:table-row table:style-name="ro1">
          <table:table-cell table:number-columns-repeated="6"/>
          <table:table-cell table:style-name="ce3" table:formula="of:=STDEV([.G1:.G4])" office:value-type="float" office:value="0.0430751809829962" calcext:value-type="float">
            <text:p>0.043075180982996</text:p>
          </table:table-cell>
          <table:table-cell table:style-name="ce3" table:formula="of:=STDEV([.H1:.H4])" office:value-type="float" office:value="0.0258388923698732" calcext:value-type="float">
            <text:p>0.025838892369873</text:p>
          </table:table-cell>
          <table:table-cell table:style-name="ce3" table:formula="of:=STDEV([.I1:.I4])" office:value-type="float" office:value="0.0287441499830835" calcext:value-type="float">
            <text:p>0.028744149983084</text:p>
          </table:table-cell>
          <table:table-cell table:style-name="ce3" table:formula="of:=STDEV([.J1:.J4])" office:value-type="float" office:value="0.0220550706424314" calcext:value-type="float">
            <text:p>0.022055070642431</text:p>
          </table:table-cell>
          <table:table-cell table:style-name="ce3" table:formula="of:=STDEV([.K1:.K4])" office:value-type="float" office:value="0.00415095087524322" calcext:value-type="float">
            <text:p>0.0041509508752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87740893713" calcext:value-type="float">
            <text:p>0.587740893713</text:p>
          </table:table-cell>
          <table:table-cell office:value-type="float" office:value="0.644011432897" calcext:value-type="float">
            <text:p>0.644011432897</text:p>
          </table:table-cell>
          <table:table-cell office:value-type="float" office:value="0.448465" calcext:value-type="float">
            <text:p>0.448465</text:p>
          </table:table-cell>
          <table:table-cell office:value-type="float" office:value="0.598194347408" calcext:value-type="float">
            <text:p>0.598194347408</text:p>
          </table:table-cell>
          <table:table-cell office:value-type="float" office:value="0.614590850701" calcext:value-type="float">
            <text:p>0.6145908507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84989541802" calcext:value-type="float">
            <text:p>0.684989541802</text:p>
          </table:table-cell>
          <table:table-cell office:value-type="float" office:value="0.583325820207" calcext:value-type="float">
            <text:p>0.583325820207</text:p>
          </table:table-cell>
          <table:table-cell office:value-type="float" office:value="0.424323" calcext:value-type="float">
            <text:p>0.424323</text:p>
          </table:table-cell>
          <table:table-cell office:value-type="float" office:value="0.661917364858" calcext:value-type="float">
            <text:p>0.661917364858</text:p>
          </table:table-cell>
          <table:table-cell office:value-type="float" office:value="0.630083176903" calcext:value-type="float">
            <text:p>0.6300831769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67571625871" calcext:value-type="float">
            <text:p>0.467571625871</text:p>
          </table:table-cell>
          <table:table-cell office:value-type="float" office:value="0.587588496937" calcext:value-type="float">
            <text:p>0.587588496937</text:p>
          </table:table-cell>
          <table:table-cell office:value-type="float" office:value="0.346558" calcext:value-type="float">
            <text:p>0.346558</text:p>
          </table:table-cell>
          <table:table-cell office:value-type="float" office:value="0.487485736898" calcext:value-type="float">
            <text:p>0.487485736898</text:p>
          </table:table-cell>
          <table:table-cell office:value-type="float" office:value="0.520754533681" calcext:value-type="float">
            <text:p>0.5207545336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15921265869" calcext:value-type="float">
            <text:p>0.515921265869</text:p>
          </table:table-cell>
          <table:table-cell office:value-type="float" office:value="0.501232821674" calcext:value-type="float">
            <text:p>0.501232821674</text:p>
          </table:table-cell>
          <table:table-cell office:value-type="float" office:value="0.295791" calcext:value-type="float">
            <text:p>0.295791</text:p>
          </table:table-cell>
          <table:table-cell office:value-type="float" office:value="0.512915108006" calcext:value-type="float">
            <text:p>0.512915108006</text:p>
          </table:table-cell>
          <table:table-cell office:value-type="float" office:value="0.508470987867" calcext:value-type="float">
            <text:p>0.508470987867</text:p>
          </table:table-cell>
        </table:table-row>
        <table:table-row table:style-name="ro1">
          <table:table-cell table:number-columns-repeated="6"/>
          <table:table-cell table:style-name="ce2" table:formula="of:=AVERAGE([.G8:.G11])" office:value-type="float" office:value="0.56405583181375" calcext:value-type="float">
            <text:p>0.56405583181375</text:p>
          </table:table-cell>
          <table:table-cell table:style-name="ce2" table:formula="of:=AVERAGE([.H8:.H11])" office:value-type="float" office:value="0.57903964292875" calcext:value-type="float">
            <text:p>0.57903964292875</text:p>
          </table:table-cell>
          <table:table-cell table:style-name="ce2" table:formula="of:=AVERAGE([.I8:.I11])" office:value-type="float" office:value="0.37878425" calcext:value-type="float">
            <text:p>0.37878425</text:p>
          </table:table-cell>
          <table:table-cell table:style-name="ce2" table:formula="of:=AVERAGE([.J8:.J11])" office:value-type="float" office:value="0.5651281392925" calcext:value-type="float">
            <text:p>0.5651281392925</text:p>
          </table:table-cell>
          <table:table-cell table:style-name="ce2" table:formula="of:=AVERAGE([.K8:.K11])" office:value-type="float" office:value="0.568474887288" calcext:value-type="float">
            <text:p>0.568474887288</text:p>
          </table:table-cell>
        </table:table-row>
        <table:table-row table:style-name="ro1">
          <table:table-cell table:number-columns-repeated="6"/>
          <table:table-cell table:style-name="ce3" table:formula="of:=STDEV([.G8:.G11])" office:value-type="float" office:value="0.0945376165057873" calcext:value-type="float">
            <text:p>0.094537616505787</text:p>
          </table:table-cell>
          <table:table-cell table:style-name="ce3" table:formula="of:=STDEV([.H8:.H11])" office:value-type="float" office:value="0.0587840373626548" calcext:value-type="float">
            <text:p>0.058784037362655</text:p>
          </table:table-cell>
          <table:table-cell table:style-name="ce3" table:formula="of:=STDEV([.I8:.I11])" office:value-type="float" office:value="0.0703694900904031" calcext:value-type="float">
            <text:p>0.070369490090403</text:p>
          </table:table-cell>
          <table:table-cell table:style-name="ce3" table:formula="of:=STDEV([.J8:.J11])" office:value-type="float" office:value="0.0800334754762474" calcext:value-type="float">
            <text:p>0.080033475476247</text:p>
          </table:table-cell>
          <table:table-cell table:style-name="ce3" table:formula="of:=STDEV([.K8:.K11])" office:value-type="float" office:value="0.0627161954758563" calcext:value-type="float">
            <text:p>0.0627161954758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1682700488" calcext:value-type="float">
            <text:p>0.491682700488</text:p>
          </table:table-cell>
          <table:table-cell office:value-type="float" office:value="0.602778724298" calcext:value-type="float">
            <text:p>0.602778724298</text:p>
          </table:table-cell>
          <table:table-cell office:value-type="float" office:value="0.367233" calcext:value-type="float">
            <text:p>0.367233</text:p>
          </table:table-cell>
          <table:table-cell office:value-type="float" office:value="0.510500406912" calcext:value-type="float">
            <text:p>0.510500406912</text:p>
          </table:table-cell>
          <table:table-cell office:value-type="float" office:value="0.541592173553" calcext:value-type="float">
            <text:p>0.5415921735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7296796586" calcext:value-type="float">
            <text:p>0.357296796586</text:p>
          </table:table-cell>
          <table:table-cell office:value-type="float" office:value="0.604883697518" calcext:value-type="float">
            <text:p>0.604883697518</text:p>
          </table:table-cell>
          <table:table-cell office:value-type="float" office:value="0.28988" calcext:value-type="float">
            <text:p>0.28988</text:p>
          </table:table-cell>
          <table:table-cell office:value-type="float" office:value="0.389153970426" calcext:value-type="float">
            <text:p>0.389153970426</text:p>
          </table:table-cell>
          <table:table-cell office:value-type="float" office:value="0.449235894418" calcext:value-type="float">
            <text:p>0.4492358944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2337848836" calcext:value-type="float">
            <text:p>0.412337848836</text:p>
          </table:table-cell>
          <table:table-cell office:value-type="float" office:value="0.678925541513" calcext:value-type="float">
            <text:p>0.678925541513</text:p>
          </table:table-cell>
          <table:table-cell office:value-type="float" office:value="0.35285" calcext:value-type="float">
            <text:p>0.35285</text:p>
          </table:table-cell>
          <table:table-cell office:value-type="float" office:value="0.447479405594" calcext:value-type="float">
            <text:p>0.447479405594</text:p>
          </table:table-cell>
          <table:table-cell office:value-type="float" office:value="0.513068980016" calcext:value-type="float">
            <text:p>0.5130689800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28939761787" calcext:value-type="float">
            <text:p>0.528939761787</text:p>
          </table:table-cell>
          <table:table-cell office:value-type="float" office:value="0.54216166847" calcext:value-type="float">
            <text:p>0.54216166847</text:p>
          </table:table-cell>
          <table:table-cell office:value-type="float" office:value="0.310121" calcext:value-type="float">
            <text:p>0.310121</text:p>
          </table:table-cell>
          <table:table-cell office:value-type="float" office:value="0.531532298611" calcext:value-type="float">
            <text:p>0.531532298611</text:p>
          </table:table-cell>
          <table:table-cell office:value-type="float" office:value="0.535469108097" calcext:value-type="float">
            <text:p>0.535469108097</text:p>
          </table:table-cell>
        </table:table-row>
        <table:table-row table:style-name="ro1">
          <table:table-cell table:number-columns-repeated="6"/>
          <table:table-cell table:style-name="ce2" table:formula="of:=AVERAGE([.G15:.G18])" office:value-type="float" office:value="0.44756427692425" calcext:value-type="float">
            <text:p>0.44756427692425</text:p>
          </table:table-cell>
          <table:table-cell table:style-name="ce2" table:formula="of:=AVERAGE([.H15:.H18])" office:value-type="float" office:value="0.60718740794975" calcext:value-type="float">
            <text:p>0.60718740794975</text:p>
          </table:table-cell>
          <table:table-cell table:style-name="ce2" table:formula="of:=AVERAGE([.I15:.I18])" office:value-type="float" office:value="0.330021" calcext:value-type="float">
            <text:p>0.330021</text:p>
          </table:table-cell>
          <table:table-cell table:style-name="ce2" table:formula="of:=AVERAGE([.J15:.J18])" office:value-type="float" office:value="0.46966652038575" calcext:value-type="float">
            <text:p>0.46966652038575</text:p>
          </table:table-cell>
          <table:table-cell table:style-name="ce2" table:formula="of:=AVERAGE([.K15:.K18])" office:value-type="float" office:value="0.509841539021" calcext:value-type="float">
            <text:p>0.509841539021</text:p>
          </table:table-cell>
        </table:table-row>
        <table:table-row table:style-name="ro1">
          <table:table-cell table:number-columns-repeated="6"/>
          <table:table-cell table:style-name="ce3" table:formula="of:=STDEV([.G15:.G18])" office:value-type="float" office:value="0.0773682193084281" calcext:value-type="float">
            <text:p>0.077368219308428</text:p>
          </table:table-cell>
          <table:table-cell table:style-name="ce3" table:formula="of:=STDEV([.H15:.H18])" office:value-type="float" office:value="0.0559745483093926" calcext:value-type="float">
            <text:p>0.055974548309393</text:p>
          </table:table-cell>
          <table:table-cell table:style-name="ce3" table:formula="of:=STDEV([.I15:.I18])" office:value-type="float" office:value="0.036116506226378" calcext:value-type="float">
            <text:p>0.036116506226378</text:p>
          </table:table-cell>
          <table:table-cell table:style-name="ce3" table:formula="of:=STDEV([.J15:.J18])" office:value-type="float" office:value="0.0644704572344523" calcext:value-type="float">
            <text:p>0.064470457234452</text:p>
          </table:table-cell>
          <table:table-cell table:style-name="ce3" table:formula="of:=STDEV([.K15:.K18])" office:value-type="float" office:value="0.0422229622482488" calcext:value-type="float">
            <text:p>0.0422229622482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0046473919" calcext:value-type="float">
            <text:p>0.340046473919</text:p>
          </table:table-cell>
          <table:table-cell office:value-type="float" office:value="0.652684794612" calcext:value-type="float">
            <text:p>0.652684794612</text:p>
          </table:table-cell>
          <table:table-cell office:value-type="float" office:value="0.37924" calcext:value-type="float">
            <text:p>0.37924</text:p>
          </table:table-cell>
          <table:table-cell office:value-type="float" office:value="0.376074695243" calcext:value-type="float">
            <text:p>0.376074695243</text:p>
          </table:table-cell>
          <table:table-cell office:value-type="float" office:value="0.447136440694" calcext:value-type="float">
            <text:p>0.4471364406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14352801823" calcext:value-type="float">
            <text:p>0.514352801823</text:p>
          </table:table-cell>
          <table:table-cell office:value-type="float" office:value="0.545246108981" calcext:value-type="float">
            <text:p>0.545246108981</text:p>
          </table:table-cell>
          <table:table-cell office:value-type="float" office:value="0.283734" calcext:value-type="float">
            <text:p>0.283734</text:p>
          </table:table-cell>
          <table:table-cell office:value-type="float" office:value="0.520248189929" calcext:value-type="float">
            <text:p>0.520248189929</text:p>
          </table:table-cell>
          <table:table-cell office:value-type="float" office:value="0.529349097999" calcext:value-type="float">
            <text:p>0.5293490979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77431447107" calcext:value-type="float">
            <text:p>0.277431447107</text:p>
          </table:table-cell>
          <table:table-cell office:value-type="float" office:value="0.547440058251" calcext:value-type="float">
            <text:p>0.547440058251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307793449511" calcext:value-type="float">
            <text:p>0.307793449511</text:p>
          </table:table-cell>
          <table:table-cell office:value-type="float" office:value="0.368244233383" calcext:value-type="float">
            <text:p>0.3682442333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90278308494" calcext:value-type="float">
            <text:p>0.390278308494</text:p>
          </table:table-cell>
          <table:table-cell office:value-type="float" office:value="0.616648861974" calcext:value-type="float">
            <text:p>0.616648861974</text:p>
          </table:table-cell>
          <table:table-cell office:value-type="float" office:value="0.290654" calcext:value-type="float">
            <text:p>0.290654</text:p>
          </table:table-cell>
          <table:table-cell office:value-type="float" office:value="0.421202851977" calcext:value-type="float">
            <text:p>0.421202851977</text:p>
          </table:table-cell>
          <table:table-cell office:value-type="float" office:value="0.478018037142" calcext:value-type="float">
            <text:p>0.478018037142</text:p>
          </table:table-cell>
        </table:table-row>
        <table:table-row table:style-name="ro1">
          <table:table-cell table:number-columns-repeated="6"/>
          <table:table-cell table:style-name="ce2" table:formula="of:=AVERAGE([.G22:.G25])" office:value-type="float" office:value="0.38052725783575" calcext:value-type="float">
            <text:p>0.38052725783575</text:p>
          </table:table-cell>
          <table:table-cell table:style-name="ce2" table:formula="of:=AVERAGE([.H22:.H25])" office:value-type="float" office:value="0.5905049559545" calcext:value-type="float">
            <text:p>0.5905049559545</text:p>
          </table:table-cell>
          <table:table-cell table:style-name="ce2" table:formula="of:=AVERAGE([.I22:.I25])" office:value-type="float" office:value="0.301472" calcext:value-type="float">
            <text:p>0.301472</text:p>
          </table:table-cell>
          <table:table-cell table:style-name="ce2" table:formula="of:=AVERAGE([.J22:.J25])" office:value-type="float" office:value="0.406329796665" calcext:value-type="float">
            <text:p>0.406329796665</text:p>
          </table:table-cell>
          <table:table-cell table:style-name="ce2" table:formula="of:=AVERAGE([.K22:.K25])" office:value-type="float" office:value="0.4556869523045" calcext:value-type="float">
            <text:p>0.4556869523045</text:p>
          </table:table-cell>
        </table:table-row>
        <table:table-row table:style-name="ro1">
          <table:table-cell table:number-columns-repeated="6"/>
          <table:table-cell table:style-name="ce3" table:formula="of:=STDEV([.G22:.G25])" office:value-type="float" office:value="0.100451977363574" calcext:value-type="float">
            <text:p>0.100451977363574</text:p>
          </table:table-cell>
          <table:table-cell table:style-name="ce3" table:formula="of:=STDEV([.H22:.H25])" office:value-type="float" office:value="0.0530810223495265" calcext:value-type="float">
            <text:p>0.053081022349527</text:p>
          </table:table-cell>
          <table:table-cell table:style-name="ce3" table:formula="of:=STDEV([.I22:.I25])" office:value-type="float" office:value="0.0544712417580751" calcext:value-type="float">
            <text:p>0.054471241758075</text:p>
          </table:table-cell>
          <table:table-cell table:style-name="ce3" table:formula="of:=STDEV([.J22:.J25])" office:value-type="float" office:value="0.089113019944103" calcext:value-type="float">
            <text:p>0.089113019944103</text:p>
          </table:table-cell>
          <table:table-cell table:style-name="ce3" table:formula="of:=STDEV([.K22:.K25])" office:value-type="float" office:value="0.0674391809942438" calcext:value-type="float">
            <text:p>0.0674391809942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4324793164" calcext:value-type="float">
            <text:p>0.34324793164</text:p>
          </table:table-cell>
          <table:table-cell office:value-type="float" office:value="0.586115456821" calcext:value-type="float">
            <text:p>0.586115456821</text:p>
          </table:table-cell>
          <table:table-cell office:value-type="float" office:value="0.219023" calcext:value-type="float">
            <text:p>0.219023</text:p>
          </table:table-cell>
          <table:table-cell office:value-type="float" office:value="0.374264590118" calcext:value-type="float">
            <text:p>0.374264590118</text:p>
          </table:table-cell>
          <table:table-cell office:value-type="float" office:value="0.432947802235" calcext:value-type="float">
            <text:p>0.4329478022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2936757618" calcext:value-type="float">
            <text:p>0.292936757618</text:p>
          </table:table-cell>
          <table:table-cell office:value-type="float" office:value="0.567744755245" calcext:value-type="float">
            <text:p>0.567744755245</text:p>
          </table:table-cell>
          <table:table-cell office:value-type="float" office:value="0.213261" calcext:value-type="float">
            <text:p>0.213261</text:p>
          </table:table-cell>
          <table:table-cell office:value-type="float" office:value="0.324334576713" calcext:value-type="float">
            <text:p>0.324334576713</text:p>
          </table:table-cell>
          <table:table-cell office:value-type="float" office:value="0.386468874422" calcext:value-type="float">
            <text:p>0.3864688744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47336531095" calcext:value-type="float">
            <text:p>0.347336531095</text:p>
          </table:table-cell>
          <table:table-cell office:value-type="float" office:value="0.623887990411" calcext:value-type="float">
            <text:p>0.623887990411</text:p>
          </table:table-cell>
          <table:table-cell office:value-type="float" office:value="0.222149" calcext:value-type="float">
            <text:p>0.222149</text:p>
          </table:table-cell>
          <table:table-cell office:value-type="float" office:value="0.381124850543" calcext:value-type="float">
            <text:p>0.381124850543</text:p>
          </table:table-cell>
          <table:table-cell office:value-type="float" office:value="0.446238919185" calcext:value-type="float">
            <text:p>0.4462389191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19155033752" calcext:value-type="float">
            <text:p>0.319155033752</text:p>
          </table:table-cell>
          <table:table-cell office:value-type="float" office:value="0.578903661257" calcext:value-type="float">
            <text:p>0.578903661257</text:p>
          </table:table-cell>
          <table:table-cell office:value-type="float" office:value="0.173344" calcext:value-type="float">
            <text:p>0.173344</text:p>
          </table:table-cell>
          <table:table-cell office:value-type="float" office:value="0.350618915641" calcext:value-type="float">
            <text:p>0.350618915641</text:p>
          </table:table-cell>
          <table:table-cell office:value-type="float" office:value="0.411465349814" calcext:value-type="float">
            <text:p>0.411465349814</text:p>
          </table:table-cell>
        </table:table-row>
        <table:table-row table:style-name="ro1">
          <table:table-cell table:number-columns-repeated="6"/>
          <table:table-cell table:style-name="ce2" table:formula="of:=AVERAGE([.G29:.G32])" office:value-type="float" office:value="0.32566906352625" calcext:value-type="float">
            <text:p>0.32566906352625</text:p>
          </table:table-cell>
          <table:table-cell table:style-name="ce2" table:formula="of:=AVERAGE([.H29:.H32])" office:value-type="float" office:value="0.5891629659335" calcext:value-type="float">
            <text:p>0.5891629659335</text:p>
          </table:table-cell>
          <table:table-cell table:style-name="ce2" table:formula="of:=AVERAGE([.I29:.I32])" office:value-type="float" office:value="0.20694425" calcext:value-type="float">
            <text:p>0.20694425</text:p>
          </table:table-cell>
          <table:table-cell table:style-name="ce2" table:formula="of:=AVERAGE([.J29:.J32])" office:value-type="float" office:value="0.35758573325375" calcext:value-type="float">
            <text:p>0.35758573325375</text:p>
          </table:table-cell>
          <table:table-cell table:style-name="ce2" table:formula="of:=AVERAGE([.K29:.K32])" office:value-type="float" office:value="0.419280236414" calcext:value-type="float">
            <text:p>0.419280236414</text:p>
          </table:table-cell>
        </table:table-row>
        <table:table-row table:style-name="ro1">
          <table:table-cell table:number-columns-repeated="6"/>
          <table:table-cell table:style-name="ce3" table:formula="of:=STDEV([.G29:.G32])" office:value-type="float" office:value="0.0251152821271202" calcext:value-type="float">
            <text:p>0.02511528212712</text:p>
          </table:table-cell>
          <table:table-cell table:style-name="ce3" table:formula="of:=STDEV([.H29:.H32])" office:value-type="float" office:value="0.0243523285559853" calcext:value-type="float">
            <text:p>0.024352328555985</text:p>
          </table:table-cell>
          <table:table-cell table:style-name="ce3" table:formula="of:=STDEV([.I29:.I32])" office:value-type="float" office:value="0.0227006516407936" calcext:value-type="float">
            <text:p>0.022700651640794</text:p>
          </table:table-cell>
          <table:table-cell table:style-name="ce3" table:formula="of:=STDEV([.J29:.J32])" office:value-type="float" office:value="0.025732277189048" calcext:value-type="float">
            <text:p>0.025732277189048</text:p>
          </table:table-cell>
          <table:table-cell table:style-name="ce3" table:formula="of:=STDEV([.K29:.K32])" office:value-type="float" office:value="0.0261484917382737" calcext:value-type="float">
            <text:p>0.0261484917382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7143341465" calcext:value-type="float">
            <text:p>0.357143341465</text:p>
          </table:table-cell>
          <table:table-cell office:value-type="float" office:value="0.587166085947" calcext:value-type="float">
            <text:p>0.587166085947</text:p>
          </table:table-cell>
          <table:table-cell office:value-type="float" office:value="0.197839" calcext:value-type="float">
            <text:p>0.197839</text:p>
          </table:table-cell>
          <table:table-cell office:value-type="float" office:value="0.387504365282" calcext:value-type="float">
            <text:p>0.387504365282</text:p>
          </table:table-cell>
          <table:table-cell office:value-type="float" office:value="0.444139287066" calcext:value-type="float">
            <text:p>0.4441392870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8430335349" calcext:value-type="float">
            <text:p>0.348430335349</text:p>
          </table:table-cell>
          <table:table-cell office:value-type="float" office:value="0.588470975222" calcext:value-type="float">
            <text:p>0.588470975222</text:p>
          </table:table-cell>
          <table:table-cell office:value-type="float" office:value="0.184914" calcext:value-type="float">
            <text:p>0.184914</text:p>
          </table:table-cell>
          <table:table-cell office:value-type="float" office:value="0.379380636956" calcext:value-type="float">
            <text:p>0.379380636956</text:p>
          </table:table-cell>
          <table:table-cell office:value-type="float" office:value="0.437700613557" calcext:value-type="float">
            <text:p>0.4377006135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3330553456" calcext:value-type="float">
            <text:p>0.353330553456</text:p>
          </table:table-cell>
          <table:table-cell office:value-type="float" office:value="0.6397973543" calcext:value-type="float">
            <text:p>0.6397973543</text:p>
          </table:table-cell>
          <table:table-cell office:value-type="float" office:value="0.157364" calcext:value-type="float">
            <text:p>0.157364</text:p>
          </table:table-cell>
          <table:table-cell office:value-type="float" office:value="0.38808309569" calcext:value-type="float">
            <text:p>0.38808309569</text:p>
          </table:table-cell>
          <table:table-cell office:value-type="float" office:value="0.455248415695" calcext:value-type="float">
            <text:p>0.4552484156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52220328016" calcext:value-type="float">
            <text:p>0.352220328016</text:p>
          </table:table-cell>
          <table:table-cell office:value-type="float" office:value="0.600786766425" calcext:value-type="float">
            <text:p>0.600786766425</text:p>
          </table:table-cell>
          <table:table-cell office:value-type="float" office:value="0.176592" calcext:value-type="float">
            <text:p>0.176592</text:p>
          </table:table-cell>
          <table:table-cell office:value-type="float" office:value="0.383994730467" calcext:value-type="float">
            <text:p>0.383994730467</text:p>
          </table:table-cell>
          <table:table-cell office:value-type="float" office:value="0.444087590055" calcext:value-type="float">
            <text:p>0.444087590055</text:p>
          </table:table-cell>
        </table:table-row>
        <table:table-row table:style-name="ro1">
          <table:table-cell table:number-columns-repeated="6"/>
          <table:table-cell table:style-name="ce2" table:formula="of:=AVERAGE([.G36:.G39])" office:value-type="float" office:value="0.3527811395715" calcext:value-type="float">
            <text:p>0.3527811395715</text:p>
          </table:table-cell>
          <table:table-cell table:style-name="ce2" table:formula="of:=AVERAGE([.H36:.H39])" office:value-type="float" office:value="0.6040552954735" calcext:value-type="float">
            <text:p>0.6040552954735</text:p>
          </table:table-cell>
          <table:table-cell table:style-name="ce2" table:formula="of:=AVERAGE([.I36:.I39])" office:value-type="float" office:value="0.17917725" calcext:value-type="float">
            <text:p>0.17917725</text:p>
          </table:table-cell>
          <table:table-cell table:style-name="ce2" table:formula="of:=AVERAGE([.J36:.J39])" office:value-type="float" office:value="0.38474070709875" calcext:value-type="float">
            <text:p>0.38474070709875</text:p>
          </table:table-cell>
          <table:table-cell table:style-name="ce2" table:formula="of:=AVERAGE([.K36:.K39])" office:value-type="float" office:value="0.44529397659325" calcext:value-type="float">
            <text:p>0.44529397659325</text:p>
          </table:table-cell>
        </table:table-row>
        <table:table-row table:style-name="ro1">
          <table:table-cell table:number-columns-repeated="6"/>
          <table:table-cell table:style-name="ce3" table:formula="of:=STDEV([.G36:.G39])" office:value-type="float" office:value="0.00358583639520092" calcext:value-type="float">
            <text:p>0.003585836395201</text:p>
          </table:table-cell>
          <table:table-cell table:style-name="ce3" table:formula="of:=STDEV([.H36:.H39])" office:value-type="float" office:value="0.0246055175887388" calcext:value-type="float">
            <text:p>0.024605517588739</text:p>
          </table:table-cell>
          <table:table-cell table:style-name="ce3" table:formula="of:=STDEV([.I36:.I39])" office:value-type="float" office:value="0.01696734713845" calcext:value-type="float">
            <text:p>0.01696734713845</text:p>
          </table:table-cell>
          <table:table-cell table:style-name="ce3" table:formula="of:=STDEV([.J36:.J39])" office:value-type="float" office:value="0.004004006373583" calcext:value-type="float">
            <text:p>0.004004006373583</text:p>
          </table:table-cell>
          <table:table-cell table:style-name="ce3" table:formula="of:=STDEV([.K36:.K39])" office:value-type="float" office:value="0.0072924320683557" calcext:value-type="float">
            <text:p>0.0072924320683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61894" calcext:value-type="float">
            <text:p>0.0561894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05680705191" calcext:value-type="float">
            <text:p>0.0205680705191</text:p>
          </table:table-cell>
          <table:table-cell office:value-type="float" office:value="0.5" calcext:value-type="float">
            <text:p>0.5</text:p>
          </table:table-cell>
          <table:table-cell office:value-type="float" office:value="0.061694" calcext:value-type="float">
            <text:p>0.061694</text:p>
          </table:table-cell>
          <table:table-cell office:value-type="float" office:value="0.0254483761512" calcext:value-type="float">
            <text:p>0.0254483761512</text:p>
          </table:table-cell>
          <table:table-cell office:value-type="float" office:value="0.0395108184384" calcext:value-type="float">
            <text:p>0.03951081843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19047619048" calcext:value-type="float">
            <text:p>0.0119047619048</text:p>
          </table:table-cell>
          <table:table-cell office:value-type="float" office:value="0.5" calcext:value-type="float">
            <text:p>0.5</text:p>
          </table:table-cell>
          <table:table-cell office:value-type="float" office:value="0.0558982" calcext:value-type="float">
            <text:p>0.0558982</text:p>
          </table:table-cell>
          <table:table-cell office:value-type="float" office:value="0.0147928994083" calcext:value-type="float">
            <text:p>0.0147928994083</text:p>
          </table:table-cell>
          <table:table-cell office:value-type="float" office:value="0.0232558139535" calcext:value-type="float">
            <text:p>0.0232558139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61818" calcext:value-type="float">
            <text:p>0.0561818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table:number-columns-repeated="6"/>
          <table:table-cell table:style-name="ce2" table:formula="of:=AVERAGE([.G43:.G46])" office:value-type="float" office:value="0.014076044952925" calcext:value-type="float">
            <text:p>0.014076044952925</text:p>
          </table:table-cell>
          <table:table-cell table:style-name="ce2" table:formula="of:=AVERAGE([.H43:.H46])" office:value-type="float" office:value="0.5" calcext:value-type="float">
            <text:p>0.5</text:p>
          </table:table-cell>
          <table:table-cell table:style-name="ce2" table:formula="of:=AVERAGE([.I43:.I46])" office:value-type="float" office:value="0.05749085" calcext:value-type="float">
            <text:p>0.05749085</text:p>
          </table:table-cell>
          <table:table-cell table:style-name="ce2" table:formula="of:=AVERAGE([.J43:.J46])" office:value-type="float" office:value="0.017463507955925" calcext:value-type="float">
            <text:p>0.017463507955925</text:p>
          </table:table-cell>
          <table:table-cell table:style-name="ce2" table:formula="of:=AVERAGE([.K43:.K46])" office:value-type="float" office:value="0.027329975018275" calcext:value-type="float">
            <text:p>0.027329975018275</text:p>
          </table:table-cell>
        </table:table-row>
        <table:table-row table:style-name="ro1">
          <table:table-cell table:number-columns-repeated="6"/>
          <table:table-cell table:style-name="ce3" table:formula="of:=STDEV([.G43:.G46])" office:value-type="float" office:value="0.00432802010086935" calcext:value-type="float">
            <text:p>0.004328020100869</text:p>
          </table:table-cell>
          <table:table-cell table:style-name="ce3" table:formula="of:=STDEV([.H43:.H46])" office:value-type="float" office:value="0" calcext:value-type="float">
            <text:p>0</text:p>
          </table:table-cell>
          <table:table-cell table:style-name="ce3" table:formula="of:=STDEV([.I43:.I46])" office:value-type="float" office:value="0.0028053750759331" calcext:value-type="float">
            <text:p>0.002805375075933</text:p>
          </table:table-cell>
          <table:table-cell table:style-name="ce3" table:formula="of:=STDEV([.J43:.J46])" office:value-type="float" office:value="0.00532324925560453" calcext:value-type="float">
            <text:p>0.005323249255605</text:p>
          </table:table-cell>
          <table:table-cell table:style-name="ce3" table:formula="of:=STDEV([.K43:.K46])" office:value-type="float" office:value="0.00812056821108397" calcext:value-type="float">
            <text:p>0.00812056821108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2962962963" calcext:value-type="float">
            <text:p>0.01296296296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75076" calcext:value-type="float">
            <text:p>0.0575076</text:p>
          </table:table-cell>
          <table:table-cell table:style-name="ce1" office:value-type="float" office:value="0.0160993560258" calcext:value-type="float">
            <text:p>0.0160993560258</text:p>
          </table:table-cell>
          <table:table-cell table:style-name="ce1" office:value-type="float" office:value="0.0252707581227" calcext:value-type="float">
            <text:p>0.0252707581227</text:p>
          </table:table-cell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06482081674" calcext:value-type="float">
            <text:p>0.506482081674</text:p>
          </table:table-cell>
          <table:table-cell table:style-name="ce1" office:value-type="float" office:value="0.500046904315" calcext:value-type="float">
            <text:p>0.500046904315</text:p>
          </table:table-cell>
          <table:table-cell table:style-name="ce1" office:value-type="float" office:value="0.0820462" calcext:value-type="float">
            <text:p>0.0820462</text:p>
          </table:table-cell>
          <table:table-cell table:style-name="ce1" office:value-type="float" office:value="0.50518182978" calcext:value-type="float">
            <text:p>0.50518182978</text:p>
          </table:table-cell>
          <table:table-cell table:style-name="ce1" office:value-type="float" office:value="0.503243921552" calcext:value-type="float">
            <text:p>0.503243921552</text:p>
          </table:table-cell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05680705191" calcext:value-type="float">
            <text:p>0.02056807051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618046" calcext:value-type="float">
            <text:p>0.0618046</text:p>
          </table:table-cell>
          <table:table-cell table:style-name="ce1" office:value-type="float" office:value="0.0254483761512" calcext:value-type="float">
            <text:p>0.0254483761512</text:p>
          </table:table-cell>
          <table:table-cell table:style-name="ce1" office:value-type="float" office:value="0.0395108184384" calcext:value-type="float">
            <text:p>0.0395108184384</text:p>
          </table:table-cell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06482681978" calcext:value-type="float">
            <text:p>0.506482681978</text:p>
          </table:table-cell>
          <table:table-cell table:style-name="ce1" office:value-type="float" office:value="0.50009380863" calcext:value-type="float">
            <text:p>0.50009380863</text:p>
          </table:table-cell>
          <table:table-cell table:style-name="ce1" office:value-type="float" office:value="0.0821548" calcext:value-type="float">
            <text:p>0.0821548</text:p>
          </table:table-cell>
          <table:table-cell table:style-name="ce1" office:value-type="float" office:value="0.505191881376" calcext:value-type="float">
            <text:p>0.505191881376</text:p>
          </table:table-cell>
          <table:table-cell table:style-name="ce1" office:value-type="float" office:value="0.503267969795" calcext:value-type="float">
            <text:p>0.503267969795</text:p>
          </table:table-cell>
        </table:table-row>
        <table:table-row table:style-name="ro1">
          <table:table-cell table:style-name="ce1" table:number-columns-repeated="6"/>
          <table:table-cell table:style-name="ce4" table:formula="of:=AVERAGE([.G51:.G54])" office:value-type="float" office:value="0.261623949283525" calcext:value-type="float">
            <text:p>0.261623949283525</text:p>
          </table:table-cell>
          <table:table-cell table:style-name="ce4" table:formula="of:=AVERAGE([.H51:.H54])" office:value-type="float" office:value="0.50003517823625" calcext:value-type="float">
            <text:p>0.50003517823625</text:p>
          </table:table-cell>
          <table:table-cell table:style-name="ce4" table:formula="of:=AVERAGE([.I51:.I54])" office:value-type="float" office:value="0.0708783" calcext:value-type="float">
            <text:p>0.0708783</text:p>
          </table:table-cell>
          <table:table-cell table:style-name="ce4" table:formula="of:=AVERAGE([.J51:.J54])" office:value-type="float" office:value="0.26298036083325" calcext:value-type="float">
            <text:p>0.26298036083325</text:p>
          </table:table-cell>
          <table:table-cell table:style-name="ce4" table:formula="of:=AVERAGE([.K51:.K54])" office:value-type="float" office:value="0.267823366977025" calcext:value-type="float">
            <text:p>0.267823366977025</text:p>
          </table:table-cell>
        </table:table-row>
        <table:table-row table:style-name="ro1">
          <table:table-cell table:style-name="ce1" table:number-columns-repeated="6"/>
          <table:table-cell table:style-name="ce5" table:formula="of:=STDEV([.G51:.G54])" office:value-type="float" office:value="0.282755210255138" calcext:value-type="float">
            <text:p>0.282755210255138</text:p>
          </table:table-cell>
          <table:table-cell table:style-name="ce5" table:formula="of:=STDEV([.H51:.H54])" office:value-type="float" office:value="0.0000449074626517277" calcext:value-type="float">
            <text:p>4.49074626517277E-05</text:p>
          </table:table-cell>
          <table:table-cell table:style-name="ce5" table:formula="of:=STDEV([.I51:.I54])" office:value-type="float" office:value="0.0130765578146544" calcext:value-type="float">
            <text:p>0.013076557814655</text:p>
          </table:table-cell>
          <table:table-cell table:style-name="ce5" table:formula="of:=STDEV([.J51:.J54])" office:value-type="float" office:value="0.279702011984972" calcext:value-type="float">
            <text:p>0.279702011984972</text:p>
          </table:table-cell>
          <table:table-cell table:style-name="ce5" table:formula="of:=STDEV([.K51:.K54])" office:value-type="float" office:value="0.271916277798114" calcext:value-type="float">
            <text:p>0.271916277798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4:34:07.491755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6-10-23T14:41:43.418156434</dc:date>
    <dc:creator>Dimitrios Pritsos</dc:creator>
    <meta:editing-duration>PT9M56S</meta:editing-duration>
    <meta:editing-cycles>2</meta:editing-cycles>
    <meta:document-statistic meta:table-count="1" meta:cell-count="432" meta:object-count="0"/>
  </office:meta>
</office:document-meta>
</file>